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700"/>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3-30T13:18:38</meta:creation-date>
    <dc:creator>Yesu</dc:creator>
    <dc:date>2011-03-30T13:18:38</dc:date>
    <meta:editing-cycles>1</meta:editing-cycles>
    <meta:editing-duration>PT2M27S</meta:editing-duration>
    <meta:AssemblyVersion Assembly-Version="OpenOfficeConvert 0.6.19.843"/>
    <meta:Created-By Created-By="ReSharper 5.1.3000.12"/>
    <meta:user-defined meta:name="Assembly-Version">OpenOfficeConvert 0.6.19.84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9\PartFile2"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